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Q</text:p>
          </table:table-cell>
          <table:table-cell office:value-type="string">
            <text:p>THAILAND</text:p>
          </table:table-cell>
          <table:table-cell office:value-type="string">
            <text:p>INDONESIA</text:p>
          </table:table-cell>
          <table:table-cell office:value-type="string">
            <text:p>MALAYSIA</text:p>
          </table:table-cell>
          <table:table-cell office:value-type="string">
            <text:p>SINGAPORE</text:p>
          </table:table-cell>
          <table:table-cell office:value-type="string">
            <text:p>VIETNAM</text:p>
          </table:table-cell>
          <table:table-cell office:value-type="string">
            <text:p>CAMBODIA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Q1-2018</text:p>
          </table:table-cell>
          <table:table-cell office:value-type="float" office:value="1004200">
            <text:p>1004200</text:p>
          </table:table-cell>
          <table:table-cell office:value-type="float" office:value="738213">
            <text:p>738213</text:p>
          </table:table-cell>
          <table:table-cell office:value-type="float" office:value="282233">
            <text:p>282233</text:p>
          </table:table-cell>
          <table:table-cell office:value-type="float" office:value="13011">
            <text:p>13011</text:p>
          </table:table-cell>
          <table:table-cell office:value-type="float" office:value="249200">
            <text:p>249200</text:p>
          </table:table-cell>
          <table:table-cell office:value-type="float" office:value="38800">
            <text:p>38800</text:p>
          </table:table-cell>
          <table:table-cell office:value-type="float" office:value="2325657">
            <text:p>2325657</text:p>
          </table:table-cell>
        </table:table-row>
        <table:table-row table:style-name="ro1">
          <table:table-cell office:value-type="string">
            <text:p>Q2-2018</text:p>
          </table:table-cell>
          <table:table-cell office:value-type="float" office:value="1118000">
            <text:p>1118000</text:p>
          </table:table-cell>
          <table:table-cell office:value-type="float" office:value="754604">
            <text:p>754604</text:p>
          </table:table-cell>
          <table:table-cell office:value-type="float" office:value="290261">
            <text:p>290261</text:p>
          </table:table-cell>
          <table:table-cell office:value-type="float" office:value="13334">
            <text:p>13334</text:p>
          </table:table-cell>
          <table:table-cell office:value-type="float" office:value="290800">
            <text:p>290800</text:p>
          </table:table-cell>
          <table:table-cell office:value-type="float" office:value="45600">
            <text:p>45600</text:p>
          </table:table-cell>
          <table:table-cell office:value-type="float" office:value="2512599">
            <text:p>2512599</text:p>
          </table:table-cell>
        </table:table-row>
        <table:table-row table:style-name="ro1">
          <table:table-cell office:value-type="string">
            <text:p>Q3-2018</text:p>
          </table:table-cell>
          <table:table-cell office:value-type="float" office:value="1025200">
            <text:p>1025200</text:p>
          </table:table-cell>
          <table:table-cell office:value-type="float" office:value="813048">
            <text:p>813048</text:p>
          </table:table-cell>
          <table:table-cell office:value-type="float" office:value="273321">
            <text:p>273321</text:p>
          </table:table-cell>
          <table:table-cell office:value-type="float" office:value="12153">
            <text:p>12153</text:p>
          </table:table-cell>
          <table:table-cell office:value-type="float" office:value="442900">
            <text:p>442900</text:p>
          </table:table-cell>
          <table:table-cell office:value-type="float" office:value="55900">
            <text:p>55900</text:p>
          </table:table-cell>
          <table:table-cell office:value-type="float" office:value="2622522">
            <text:p>2622522</text:p>
          </table:table-cell>
        </table:table-row>
        <table:table-row table:style-name="ro1">
          <table:table-cell office:value-type="string">
            <text:p>Q4-2018</text:p>
          </table:table-cell>
          <table:table-cell office:value-type="float" office:value="964900">
            <text:p>964900</text:p>
          </table:table-cell>
          <table:table-cell office:value-type="float" office:value="648351">
            <text:p>648351</text:p>
          </table:table-cell>
          <table:table-cell office:value-type="float" office:value="277332">
            <text:p>277332</text:p>
          </table:table-cell>
          <table:table-cell office:value-type="float" office:value="18377">
            <text:p>18377</text:p>
          </table:table-cell>
          <table:table-cell office:value-type="float" office:value="517200">
            <text:p>517200</text:p>
          </table:table-cell>
          <table:table-cell office:value-type="float" office:value="77200">
            <text:p>77200</text:p>
          </table:table-cell>
          <table:table-cell office:value-type="float" office:value="2503360">
            <text:p>2503360</text:p>
          </table:table-cell>
        </table:table-row>
        <table:table-row table:style-name="ro1">
          <table:table-cell office:value-type="string">
            <text:p>Q1-2019-</text:p>
          </table:table-cell>
          <table:table-cell office:value-type="float" office:value="1020000">
            <text:p>1020000</text:p>
          </table:table-cell>
          <table:table-cell office:value-type="float" office:value="609454">
            <text:p>609454</text:p>
          </table:table-cell>
          <table:table-cell office:value-type="float" office:value="260015">
            <text:p>260015</text:p>
          </table:table-cell>
          <table:table-cell office:value-type="float" office:value="15057">
            <text:p>15057</text:p>
          </table:table-cell>
          <table:table-cell office:value-type="float" office:value="331400">
            <text:p>331400</text:p>
          </table:table-cell>
          <table:table-cell office:value-type="float" office:value="49600">
            <text:p>49600</text:p>
          </table:table-cell>
          <table:table-cell office:value-type="float" office:value="2285526">
            <text:p>2285526</text:p>
          </table:table-cell>
        </table:table-row>
        <table:table-row table:style-name="ro1">
          <table:table-cell office:value-type="string">
            <text:p>Q2-2019-(estimated)</text:p>
          </table:table-cell>
          <table:table-cell office:value-type="float" office:value="980000">
            <text:p>980000</text:p>
          </table:table-cell>
          <table:table-cell office:value-type="float" office:value="684185">
            <text:p>684185</text:p>
          </table:table-cell>
          <table:table-cell office:value-type="float" office:value="288313">
            <text:p>288313</text:p>
          </table:table-cell>
          <table:table-cell office:value-type="float" office:value="13300">
            <text:p>13300</text:p>
          </table:table-cell>
          <table:table-cell office:value-type="float" office:value="236600">
            <text:p>236600</text:p>
          </table:table-cell>
          <table:table-cell office:value-type="float" office:value="77800">
            <text:p>77800</text:p>
          </table:table-cell>
          <table:table-cell office:value-type="float" office:value="2280198">
            <text:p>2280198</text:p>
          </table:table-cell>
        </table:table-row>
        <table:table-row table:style-name="ro1">
          <table:table-cell office:value-type="string">
            <text:p>Q3-2019-(estimated)</text:p>
          </table:table-cell>
          <table:table-cell office:value-type="float" office:value="1200000">
            <text:p>1200000</text:p>
          </table:table-cell>
          <table:table-cell office:value-type="float" office:value="630000">
            <text:p>630000</text:p>
          </table:table-cell>
          <table:table-cell office:value-type="float" office:value="290500">
            <text:p>290500</text:p>
          </table:table-cell>
          <table:table-cell office:value-type="float" office:value="13300">
            <text:p>13300</text:p>
          </table:table-cell>
          <table:table-cell office:value-type="float" office:value="476000">
            <text:p>476000</text:p>
          </table:table-cell>
          <table:table-cell office:value-type="float" office:value="77800">
            <text:p>77800</text:p>
          </table:table-cell>
          <table:table-cell office:value-type="float" office:value="2687600">
            <text:p>2687600</text:p>
          </table:table-cell>
        </table:table-row>
        <table:table-row table:style-name="ro1">
          <table:table-cell office:value-type="string">
            <text:p>Q4-2019-(estimated)</text:p>
          </table:table-cell>
          <table:table-cell office:value-type="float" office:value="1100000">
            <text:p>1100000</text:p>
          </table:table-cell>
          <table:table-cell office:value-type="float" office:value="630000">
            <text:p>630000</text:p>
          </table:table-cell>
          <table:table-cell office:value-type="float" office:value="294173">
            <text:p>294173</text:p>
          </table:table-cell>
          <table:table-cell office:value-type="float" office:value="17900">
            <text:p>17900</text:p>
          </table:table-cell>
          <table:table-cell office:value-type="float" office:value="476000">
            <text:p>476000</text:p>
          </table:table-cell>
          <table:table-cell office:value-type="float" office:value="77800">
            <text:p>77800</text:p>
          </table:table-cell>
          <table:table-cell office:value-type="float" office:value="2595873">
            <text:p>259587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01/12/2020</text:date>, <text:time>14:3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4:34:49.21</meta:creation-date>
    <dc:date>2020-01-12T14:38:33.91</dc:date>
    <meta:editing-duration>PT3M44S</meta:editing-duration>
    <meta:editing-cycles>2</meta:editing-cycles>
    <meta:generator>OpenOffice/4.1.7$Win32 OpenOffice.org_project/417m1$Build-9800</meta:generator>
    <meta:document-statistic meta:table-count="3" meta:cell-count="72" meta:object-count="0"/>
  </office:meta>
</office:document-meta>
</file>